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8</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026499234"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922683332"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473468255"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376807811"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912647347"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8, the built-in version will be hidden (to avoid confusion). If you uninstall version 1.1.8,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967020590"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471569446"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80831691"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417718033"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312526840" text:style-name="L10">
        <text:list-item>
          <text:p text:style-name="P21">Unzip <text:span text:style-name="Source_20_Text">writer2latex118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490492406" text:style-name="L11">
        <text:list-item>
          <text:p text:style-name="P22">Unzip <text:span text:style-name="Source_20_Text">writer2latex118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494713083"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042883531"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214088175"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660588157"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xt:soft-page-break/>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48744039"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377681631"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405400190"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48180780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35</text:page-number></text:p>
      </style:header>
      <style:header-left>
        <text:p text:style-name="Header">Page <text:page-number text:select-page="current">35</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6-05T12:34:51</dc:date>
    <meta:print-date>2004-06-29T10:09:33</meta:print-date>
    <dc:language>en-US</dc:language>
    <meta:editing-cycles>311</meta:editing-cycles>
    <meta:editing-duration>PT41H19M57S</meta:editing-duration>
    <meta:document-statistic meta:table-count="24" meta:image-count="1" meta:object-count="0" meta:page-count="44" meta:paragraph-count="1072" meta:word-count="12667" meta:character-count="83394"/>
    <meta:user-defined meta:name="Info 1"/>
    <meta:user-defined meta:name="Info 2"/>
    <meta:user-defined meta:name="Info 3"/>
    <meta:user-defined meta:name="Info 4"/>
  </office:meta>
</office:document-meta>
</file>